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style:font-name="Nimbus Roman No9 L" fo:font-size="12pt" style:text-underline-style="none" fo:font-weight="normal" style:font-size-asian="12pt" style:font-weight-asian="normal" style:font-size-complex="12pt" style:font-weight-complex="normal"/>
    </style:style>
    <style:style style:name="P3" style:family="paragraph" style:parent-style-name="Standard">
      <style:text-properties style:font-name="Nimbus Roman No9 L" fo:font-size="12pt" style:font-size-asian="12pt" style:font-size-complex="12pt"/>
    </style:style>
    <style:style style:name="P4" style:family="paragraph" style:parent-style-name="Standard">
      <style:text-properties style:font-name="Nimbus Roman No9 L" fo:font-size="12pt" fo:font-weight="bold" style:font-size-asian="12pt" style:font-weight-asian="bold" style:font-size-complex="12pt" style:font-weight-complex="bold"/>
    </style:style>
    <style:style style:name="P5" style:family="paragraph" style:parent-style-name="Standard">
      <style:text-properties style:font-name="Nimbus Roman No9 L" fo:font-size="12pt" fo:font-weight="bold" fo:background-color="#ffff00" style:font-size-asian="12pt" style:font-weight-asian="bold" style:font-size-complex="12pt" style:font-weight-complex="bold"/>
    </style:style>
    <style:style style:name="P6" style:family="paragraph" style:parent-style-name="Standard">
      <style:text-properties fo:color="#000000" style:font-name="Nimbus Roman No9 L" fo:font-size="12pt" fo:font-weight="bold" fo:background-color="#ffff00" style:font-size-asian="12pt" style:font-weight-asian="bold" style:font-size-complex="12pt" style:font-weight-complex="bold"/>
    </style:style>
    <style:style style:name="P7" style:family="paragraph" style:parent-style-name="Standard">
      <style:text-properties fo:color="#000000" style:font-name="Nimbus Roman No9 L" fo:font-size="12pt" fo:font-weight="bold" fo:background-color="#ffffff" style:font-size-asian="12pt" style:font-weight-asian="bold" style:font-size-complex="12pt" style:font-weight-complex="bold"/>
    </style:style>
    <style:style style:name="P8" style:family="paragraph" style:parent-style-name="Standard">
      <style:text-properties fo:color="#000000" style:font-name="Nimbus Roman No9 L" fo:font-size="12pt" style:text-underline-style="solid" style:text-underline-width="auto" style:text-underline-color="font-color" fo:font-weight="bold" fo:background-color="#ffff00" style:font-size-asian="12pt" style:font-weight-asian="bold" style:font-size-complex="12pt" style:font-weight-complex="bold"/>
    </style:style>
    <style:style style:name="P9" style:family="paragraph" style:parent-style-name="Standard">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0" style:family="paragraph" style:parent-style-name="Standard">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11" style:family="paragraph" style:parent-style-name="Preformatted_20_Text">
      <style:text-properties fo:color="#000000" style:font-name="Nimbus Roman No9 L" fo:font-size="12pt" style:font-size-asian="12pt" style:font-size-complex="12pt"/>
    </style:style>
    <style:style style:name="P12" style:family="paragraph" style:parent-style-name="Preformatted_20_Text">
      <style:text-properties fo:color="#000000" style:font-name="Nimbus Roman No9 L" fo:font-size="12pt" fo:font-weight="bold" fo:background-color="#ffffff" style:font-size-asian="12pt" style:font-weight-asian="bold" style:font-size-complex="12pt" style:font-weight-complex="bold"/>
    </style:style>
    <style:style style:name="P13" style:family="paragraph" style:parent-style-name="Preformatted_20_Text">
      <style:text-properties fo:color="#000000" style:font-name="Nimbus Roman No9 L" fo:font-size="12pt" fo:font-weight="normal" fo:background-color="#ffffff" style:font-size-asian="12pt" style:font-weight-asian="normal" style:font-size-complex="12pt" style:font-weight-complex="normal"/>
    </style:style>
    <style:style style:name="P14" style:family="paragraph" style:parent-style-name="Preformatted_20_Text">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5" style:family="paragraph" style:parent-style-name="Preformatted_20_Text">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16" style:family="paragraph" style:parent-style-name="Preformatted_20_Text">
      <style:text-properties fo:color="#000000" style:font-name="Times New Roman" fo:font-size="12pt" fo:font-weight="bold" style:font-size-asian="12pt" style:font-weight-asian="bold" style:font-size-complex="12pt" style:font-weight-complex="bold"/>
    </style:style>
    <style:style style:name="P17" style:family="paragraph" style:parent-style-name="Preformatted_20_Text">
      <style:text-properties style:font-name="Nimbus Roman No9 L"/>
    </style:style>
    <style:style style:name="P18" style:family="paragraph" style:parent-style-name="Preformatted_20_Text">
      <style:text-properties style:font-name="Nimbus Roman No9 L" fo:font-size="12pt" fo:font-weight="bold" style:font-size-asian="12pt" style:font-weight-asian="bold" style:font-size-complex="12pt" style:font-weight-complex="bold"/>
    </style:style>
    <style:style style:name="P19" style:family="paragraph" style:parent-style-name="Preformatted_20_Text">
      <style:text-properties style:font-name="Nimbus Roman No9 L" fo:font-size="12pt" fo:font-weight="bold" fo:background-color="#ffffff" style:font-size-asian="12pt" style:font-weight-asian="bold" style:font-size-complex="12pt" style:font-weight-complex="bold"/>
    </style:style>
    <style:style style:name="P20" style:family="paragraph" style:parent-style-name="Preformatted_20_Text">
      <style:text-properties style:font-name="Nimbus Roman No9 L" fo:font-size="12pt" fo:font-weight="normal" style:font-size-asian="12pt" style:font-weight-asian="normal" style:font-size-complex="12pt" style:font-weight-complex="normal"/>
    </style:style>
    <style:style style:name="P21" style:family="paragraph" style:parent-style-name="Preformatted_20_Text">
      <style:text-properties style:font-name="Nimbus Roman No9 L" fo:font-size="12pt" fo:font-weight="normal" fo:background-color="#00ffff" style:font-size-asian="12pt" style:font-weight-asian="normal" style:font-size-complex="12pt" style:font-weight-complex="normal"/>
    </style:style>
    <style:style style:name="P22" style:family="paragraph" style:parent-style-name="Preformatted_20_Text">
      <style:text-properties style:font-name="Nimbus Roman No9 L" fo:font-size="12pt" style:font-size-asian="12pt" style:font-size-complex="12pt"/>
    </style:style>
    <style:style style:name="P23" style:family="paragraph" style:parent-style-name="Preformatted_20_Text">
      <style:text-properties style:font-name="Nimbus Roman No9 L" fo:font-size="12pt" fo:background-color="#ffff00" style:font-size-asian="12pt" style:font-size-complex="12pt"/>
    </style:style>
    <style:style style:name="P24" style:family="paragraph" style:parent-style-name="Preformatted_20_Text">
      <style:text-properties style:font-name="Nimbus Roman No9 L" fo:font-size="12pt" fo:background-color="#00ff00" style:font-size-asian="12pt" style:font-size-complex="12pt"/>
    </style:style>
    <style:style style:name="P25" style:family="paragraph" style:parent-style-name="Preformatted_20_Text">
      <style:text-properties style:font-name="Nimbus Roman No9 L" fo:font-size="12pt" fo:background-color="#ffffff" style:font-size-asian="12pt" style:font-size-complex="12pt"/>
    </style:style>
    <style:style style:name="P26" style:family="paragraph" style:parent-style-name="Preformatted_20_Text">
      <style:text-properties style:font-name="Nimbus Roman No9 L" fo:font-weight="bold" style:font-weight-asian="bold" style:font-weight-complex="bold"/>
    </style:style>
    <style:style style:name="P27" style:family="paragraph" style:parent-style-name="Preformatted_20_Text">
      <style:text-properties fo:color="#ff0000" style:font-name="Nimbus Roman No9 L" fo:font-size="12pt" fo:font-weight="bold" style:font-size-asian="12pt" style:font-weight-asian="bold" style:font-size-complex="12pt" style:font-weight-complex="bold"/>
    </style:style>
    <style:style style:name="P28" style:family="paragraph" style:parent-style-name="Preformatted_20_Text">
      <style:text-properties style:use-window-font-color="true" style:font-name="Nimbus Roman No9 L" fo:font-size="12pt" fo:font-weight="bold" fo:background-color="#00ffff" style:font-size-asian="12pt" style:font-weight-asian="bold" style:font-size-complex="12pt" style:font-weight-complex="bold"/>
    </style:style>
    <style:style style:name="P29" style:family="paragraph" style:parent-style-name="Preformatted_20_Text">
      <style:paragraph-properties fo:margin-top="0cm" fo:margin-bottom="0.499cm"/>
      <style:text-properties style:font-name="Nimbus Roman No9 L" fo:font-size="12pt" fo:font-weight="bold" style:font-size-asian="12pt" style:font-weight-asian="bold" style:font-size-complex="12pt" style:font-weight-complex="bold"/>
    </style:style>
    <style:style style:name="P30" style:family="paragraph" style:parent-style-name="Preformatted_20_Text">
      <style:paragraph-properties fo:margin-top="0cm" fo:margin-bottom="0.499cm"/>
      <style:text-properties style:font-name="Nimbus Roman No9 L" fo:font-size="12pt" fo:font-weight="bold" fo:background-color="#ffffff" style:font-size-asian="12pt" style:font-weight-asian="bold" style:font-size-complex="12pt" style:font-weight-complex="bold"/>
    </style:style>
    <style:style style:name="P31" style:family="paragraph" style:parent-style-name="Preformatted_20_Text">
      <style:paragraph-properties fo:margin-top="0cm" fo:margin-bottom="0.499cm"/>
      <style:text-properties style:font-name="Nimbus Roman No9 L" fo:font-size="12pt" fo:font-weight="bold" fo:background-color="#ffff00" style:font-size-asian="12pt" style:font-weight-asian="bold" style:font-size-complex="12pt" style:font-weight-complex="bold"/>
    </style:style>
    <style:style style:name="P32" style:family="paragraph" style:parent-style-name="Preformatted_20_Text">
      <style:paragraph-properties fo:margin-top="0cm" fo:margin-bottom="0.499cm"/>
      <style:text-properties style:font-name="Nimbus Roman No9 L" fo:font-size="12pt" style:font-size-asian="12pt" style:font-size-complex="12pt"/>
    </style:style>
    <style:style style:name="P33" style:family="paragraph" style:parent-style-name="Preformatted_20_Text">
      <style:paragraph-properties fo:margin-top="0cm" fo:margin-bottom="0.499cm"/>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34" style:family="paragraph" style:parent-style-name="Preformatted_20_Text">
      <style:paragraph-properties fo:margin-top="0cm" fo:margin-bottom="0.499cm"/>
      <style:text-properties fo:color="#000000" style:font-name="Nimbus Roman No9 L" fo:font-size="12pt" style:text-underline-style="solid" style:text-underline-width="auto" style:text-underline-color="font-color" fo:font-weight="bold" fo:background-color="#ffff00" style:font-size-asian="12pt" style:font-weight-asian="bold" style:font-size-complex="12pt" style:font-weight-complex="bold"/>
    </style:style>
    <style:style style:name="P35" style:family="paragraph" style:parent-style-name="Preformatted_20_Text">
      <style:paragraph-properties fo:margin-top="0cm" fo:margin-bottom="0.499cm"/>
      <style:text-properties fo:color="#000000" style:font-name="Nimbus Roman No9 L"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P36" style:family="paragraph" style:parent-style-name="Preformatted_20_Text">
      <style:paragraph-properties fo:margin-top="0cm" fo:margin-bottom="0.499cm"/>
      <style:text-properties fo:color="#000000" style:font-name="Nimbus Roman No9 L" fo:font-size="12pt" style:text-underline-style="none" fo:font-weight="bold" fo:background-color="transparent" style:font-size-asian="12pt" style:font-weight-asian="bold" style:font-size-complex="12pt" style:font-weight-complex="bold"/>
    </style:style>
    <style:style style:name="P37" style:family="paragraph" style:parent-style-name="Preformatted_20_Text">
      <style:paragraph-properties fo:margin-top="0cm" fo:margin-bottom="0.499cm"/>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38" style:family="paragraph" style:parent-style-name="Preformatted_20_Text">
      <style:paragraph-properties fo:margin-top="0cm" fo:margin-bottom="0.499cm"/>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39" style:family="paragraph" style:parent-style-name="Preformatted_20_Text">
      <style:paragraph-properties fo:margin-top="0cm" fo:margin-bottom="0.499cm"/>
      <style:text-properties fo:color="#000000" style:font-name="Nimbus Roman No9 L" fo:font-size="12pt" style:text-underline-style="none" fo:font-weight="normal" fo:background-color="#ffffff" style:font-size-asian="12pt" style:font-weight-asian="normal" style:font-size-complex="12pt" style:font-weight-complex="normal"/>
    </style:style>
    <style:style style:name="P40" style:family="paragraph" style:parent-style-name="Preformatted_20_Text">
      <style:paragraph-properties fo:margin-top="0cm" fo:margin-bottom="0.499cm"/>
      <style:text-properties fo:color="#000000" style:font-name="Nimbus Roman No9 L" fo:font-size="12pt" style:text-underline-style="none" fo:font-weight="normal" fo:background-color="#ffff00" style:font-size-asian="12pt" style:font-weight-asian="normal" style:font-size-complex="12pt" style:font-weight-complex="normal"/>
    </style:style>
    <style:style style:name="P41" style:family="paragraph" style:parent-style-name="Preformatted_20_Text">
      <style:paragraph-properties fo:margin-top="0cm" fo:margin-bottom="0.499cm"/>
      <style:text-properties fo:color="#ff0000" style:font-name="Nimbus Roman No9 L" fo:font-size="12pt" style:text-underline-style="none" fo:font-weight="bold" fo:background-color="#ffffff" style:font-size-asian="12pt" style:font-weight-asian="bold" style:font-size-complex="12pt" style:font-weight-complex="bold"/>
    </style:style>
    <style:style style:name="P42" style:family="paragraph" style:parent-style-name="Heading_20_1">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43" style:family="paragraph" style:parent-style-name="Preformatted_20_Text">
      <style:paragraph-properties fo:margin-top="0cm" fo:margin-bottom="0.499cm"/>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44" style:family="paragraph" style:parent-style-name="Preformatted_20_Text">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bold" fo:background-color="#ffffff" style:font-weight-asian="bold" style:font-weight-complex="bold"/>
    </style:style>
    <style:style style:name="T4" style:family="text">
      <style:text-properties fo:color="#ff0000" fo:font-size="12pt" fo:font-weight="bold" style:font-size-asian="12pt" style:font-weight-asian="bold" style:font-size-complex="12pt" style:font-weight-complex="bold"/>
    </style:style>
    <style:style style:name="T5" style:family="text">
      <style:text-properties fo:color="#ff0000" style:font-name="Nimbus Roman No9 L" fo:font-size="12pt" fo:font-weight="bold" fo:background-color="#ffffff" style:font-size-asian="12pt" style:font-weight-asian="bold" style:font-size-complex="12pt" style:font-weight-complex="bold"/>
    </style:style>
    <style:style style:name="T6" style:family="text">
      <style:text-properties fo:color="#ff0000" style:font-name="Nimbus Roman No9 L" style:text-underline-style="none" fo:font-weight="bold" fo:background-color="#ffffff" style:font-weight-asian="bold" style:font-weight-complex="bold"/>
    </style:style>
    <style:style style:name="T7" style:family="text">
      <style:text-properties fo:color="#ff0000" style:font-name="Nimbus Roman No9 L" fo:font-weight="bold" style:font-weight-asian="bold" style:font-weight-complex="bold"/>
    </style:style>
    <style:style style:name="T8" style:family="text">
      <style:text-properties fo:color="#ff0000" fo:background-color="#ffffff"/>
    </style:style>
    <style:style style:name="T9" style:family="text">
      <style:text-properties fo:color="#ff0000" style:text-underline-style="none"/>
    </style:style>
    <style:style style:name="T10" style:family="text">
      <style:text-properties fo:color="#ff0000" style:text-underline-style="none"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color="#000000" fo:font-size="12pt" fo:font-weight="bold" style:font-size-asian="12pt" style:font-weight-asian="bold" style:font-size-complex="12pt" style:font-weight-complex="bold"/>
    </style:style>
    <style:style style:name="T14" style:family="text">
      <style:text-properties fo:color="#000000" style:font-name="Nimbus Roman No9 L" fo:font-size="12pt" fo:font-weight="bold" fo:background-color="#ffffff" style:font-size-asian="12pt" style:font-weight-asian="bold" style:font-size-complex="12pt" style:font-weight-complex="bold"/>
    </style:style>
    <style:style style:name="T15" style:family="text">
      <style:text-properties fo:color="#000000" fo:background-color="#ffffff"/>
    </style:style>
    <style:style style:name="T16" style:family="text">
      <style:text-properties fo:color="#000000" fo:font-weight="bold" fo:background-color="#ffffff" style:font-weight-asian="bold" style:font-weight-complex="bold"/>
    </style:style>
    <style:style style:name="T17" style:family="text">
      <style:text-properties fo:font-size="12pt" fo:font-weight="bold" style:font-size-asian="12pt" style:font-weight-asian="bold" style:font-size-complex="12pt" style:font-weight-complex="bold"/>
    </style:style>
    <style:style style:name="T18" style:family="text">
      <style:text-properties style:font-name="Nimbus Roman No9 L" fo:font-size="12pt" fo:font-weight="bold" style:font-size-asian="12pt" style:font-weight-asian="bold" style:font-size-complex="12pt" style:font-weight-complex="bold"/>
    </style:style>
    <style:style style:name="T19" style:family="text">
      <style:text-properties style:use-window-font-color="true" fo:font-weight="bold" style:font-weight-asian="bold" style:font-weight-complex="bold"/>
    </style:style>
    <style:style style:name="T20" style:family="text">
      <style:text-properties style:text-underline-style="none"/>
    </style:style>
    <style:style style:name="T21" style:family="text">
      <style:text-properties style:text-underline-style="none" fo:background-color="#00ff00"/>
    </style:style>
    <style:style style:name="T22" style:family="text">
      <style:text-properties style:text-underline-style="none" fo:background-color="#00ffff"/>
    </style:style>
    <style:style style:name="T23" style:family="text">
      <style:text-properties style:text-underline-style="none" fo:background-color="#ffff00"/>
    </style:style>
    <style:style style:name="T24" style:family="text">
      <style:text-properties fo:background-color="#ffff00"/>
    </style:style>
    <style:style style:name="T25" style:family="text">
      <style:text-properties fo:background-color="#00ff00"/>
    </style:style>
    <style:style style:name="T26" style:family="text">
      <style:text-properties fo:background-color="#00ffff"/>
    </style:style>
    <style:style style:name="T27"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swer to Reviewers</text:p>
      <text:p text:style-name="P1"/>
      <text:p text:style-name="P2">We would like to acknowledge all the reviewers remarks. <text:s/>We have read them carefully and considered and corrected all the minor suggestions in the main manuscript. <text:s/>We provide below a detailed answer to all major comments. <text:s/></text:p>
      <text:p text:style-name="P3"/>
      <text:p text:style-name="P1">Reviewer 1</text:p>
      <text:p text:style-name="P4"/>
      <text:p text:style-name="P18"><text:span text:style-name="T1">Question. </text:span>I am a bit puzzled with the interpretation of the results. The authors just show that a subset of simulations match behaviors observed in experiment. However, one does not understand if results of a generic simulation can be trusted.</text:p>
      <text:p text:style-name="P29">Is there any guarantee that simulations of the PH model encode a superset of observable behaviours, at least with some given probability ? Or that behaviours that do not match experimental data are automatically discarded ? Another point is about the refinement brought about by the integration of data with PH models. Dos this allow one to falsify (or assign small probability to) some relations in the original interaction graph ? More comments about features of the PH model should be added.</text:p>
      <text:p text:style-name="P5">[LOUIS: simulation]</text:p>
      <text:p text:style-name="P4"/>
      <text:p text:style-name="P18"><text:span text:style-name="T1">Question.</text:span><text:span text:style-name="T11"> </text:span>The comparison with existing methods for modeling dynamics of genetic networks with automata is missing. Here are a few references the authors want to check, in order to explain differences with their approach...</text:p>
      <text:p text:style-name="P18"/>
      <text:p text:style-name="P20"><text:span text:style-name="T2">Answer.</text:span> We agree that the state-of-the-art of dynamic modeling was not clearly addressed, we have rewritten the second paragraph in the introduction (in red) and added 4 additional references (2 of them suggested by the reviewer). </text:p>
      <text:p text:style-name="P22"><text:s/></text:p>
      <text:p text:style-name="P18">- For the biological system considered, the authors use two discretisation levels (section 2.3). One wanders how many discretization thresholds have to be used in more general cases. Comments on this point would be welcomed.</text:p>
      <text:p text:style-name="P22"><text:s/></text:p>
      <text:p text:style-name="P5">[LOUIS: seuils (ok)] </text:p>
      <text:p text:style-name="P4"/>
      <text:p text:style-name="P1">Reviewer 2</text:p>
      <text:p text:style-name="P4"/>
      <text:p text:style-name="P11"><text:span text:style-name="T2">Question.</text:span><text:span text:style-name="T12"> What are the advantages and disadvantages of using RSTC and PH formalisms for analysing the dynamics of transcriptional networks? What is the problem this approach seeks to overcome? It is mentioned that gaps between certain methodologies is a motivating factor, but such gaps should be stated clearly, to help motivate the use of PH, for example.</text:span></text:p>
      <text:p text:style-name="P27"/>
      <text:p text:style-name="P20"><text:span text:style-name="T2">Answer.</text:span> The advantage of using an RSTC (receptor-signaling-transcription-cell state) network is that we can link signaling and transcriptional events. <text:s/>Applying the PH formalism on this network, allows us to model the dynamic of a large-scale system that contains cycles by representing the qualitative (activation/inhibition) causal interactions among the system species, as well as multi-valued states of the system species as actions and relations in an automata (PH) model. This PH model can be analyzed, through an stochastic simulation, to generate predictions. <text:s text:c="2"/>We agree with <text:soft-page-break/>the reviewer that this motivation was not clear in the introduction, therefore we have rewritten the second paragraph in the introduction (in red) and added 4 additional references. </text:p>
      <text:p text:style-name="P20"/>
      <text:p text:style-name="P17"><text:span text:style-name="T4">Question.</text:span><text:span text:style-name="T13"> </text:span><text:span text:style-name="T17">To what extent does the RSTC network structure in Fig. 6 enforce directionality of R-S-T-C? Does this preclude genes from regulating transcription factors and signalling proteins? If so, I find this unrealistic. In a complex biological network, as presented here, there are numerous feedbacks. For example, gene expression of TNF-alpha obviously synthesizes that signalling molecule, which is known to regulate a large number of products in the NF-kB signalling pathway. If the methodology does not preclude feedbacks, then Fig. 6 must be modified to remove such confusion.</text:span></text:p>
      <text:p text:style-name="P26"/>
      <text:p text:style-name="P20"><text:span text:style-name="T2">Answer.</text:span><text:span text:style-name="T12"> </text:span>The RSTC does not preclude genes regulating transcription factors or signaling protein. Our RSTC network has feedbacks and we can model them. <text:s/>We have added this clarification since the Introduction (red second paragraph) and we have modified Fig. 6.</text:p>
      <text:p text:style-name="P16"/>
      <text:p text:style-name="P6">[LOUIS : todo figure 6]</text:p>
      <text:p text:style-name="P7"/>
      <text:p text:style-name="Preformatted_20_Text"><text:span text:style-name="T5">Question.</text:span><text:span text:style-name="T14"> </text:span><text:span text:style-name="T18">What are the consequences of introducing additional thresholds when discretising the microarray data? Does this become computationally infeasible? In general, how do these analyses scale with the number of genes/nodes/edges/thresholds in the system? It should at least be commented on whether it is possible to analyse the full 200 gene set in the network.</text:span></text:p>
      <text:p text:style-name="P12"/>
      <text:p text:style-name="P6">[<text:span text:style-name="T26">Carito/</text:span>LOUIS : thresholds]</text:p>
      <text:p text:style-name="P6"/>
      <text:p text:style-name="P13"><text:span text:style-name="T2">Answer. </text:span>In sub-section “Time-series microarray dataset” of section 2.1 <text:s/>we explain that we do not include in the model the 200 transcripts because in the PID-NCI database we only found regulatory explanations to only 12 of them. <text:s/>That is, the rest of the genes were either absent in the database, or not linked to the E-cadherin protein. <text:s/>Our model studied the relation of the time-series gene expression with respect to the activation of the E-cadherin protein. We rewrote the text in this sub-section to clarify this.</text:p>
      <text:p text:style-name="P13"/>
      <text:p text:style-name="P18"><text:span text:style-name="T8">Question.</text:span><text:span text:style-name="T15"> The graph of Fig. 2 is difficult to read. Firstly, there are too many components, and there is overlapping text labels. Also, the semantics are not well explained other than the blue and cyan nodes. These two factors prevent the graph from being used as a summary of the network interactions. Rather than attempting to catalogue the entire network, a smaller such graph (containing a subset of these interactions) could usefully communicate how such networks and composed.</text:span></text:p>
      <text:p text:style-name="P12"/>
      <text:p text:style-name="P21">[CARITO]</text:p>
      <text:p text:style-name="P18"/>
      <text:p text:style-name="P18"><text:span text:style-name="T1">Question.</text:span> There are numerous spelling and grammar errors.</text:p>
      <text:p text:style-name="P13"/>
      <text:p text:style-name="P6">[LOUIS/<text:span text:style-name="T25">OLIVIER </text:span>: run automatic spell corrector, <text:s/>and re-read the paper]</text:p>
      <text:p text:style-name="P6"/>
      <text:p text:style-name="P9">Reviewer 2</text:p>
      <text:p text:style-name="P9"/>
      <text:p text:style-name="P22"><text:span text:style-name="T3">Question/Remark.</text:span><text:span text:style-name="T16"> <text:s/>In my opinion the main drawback of the approach consists in some </text:span><text:soft-page-break/><text:span text:style-name="T16">limitations imposed by the chosen PH models. </text:span><text:span text:style-name="T12">For instance the models are discrete, hence the authors are forced to discretize time-series data for comparisons. The authors should comment on the possibility of enriching PH models to overcome such limitations.</text:span></text:p>
      <text:p text:style-name="P22"/>
      <text:p text:style-name="P22"><text:span text:style-name="T2">Answer. </text:span>As the reviewer points PH models are discrete; however this is why its simulations are efficient in despite of the complexity of modeling large-scale systems dynamics. <text:s/>They will study and verify qualitative dynamical properties and they are able to express the logic whenever a gene has various discrete expression levels. <text:s/>PH models can capture time-dependent biological gene expression data, as well as different levels of gene-expression: strong, middle, or low. <text:s text:c="3"/>Since gene expression data can be very noisy, and it is measured as an average of cell populations which are not all the time homogeneous (nor synchronized) and since regulatory knowledge at large-scale can be difficult to precise in terms of kinetic parameters for each interaction for an specific human cell type under an specific context, we find realistic the PH way of representing biological systems.</text:p>
      <text:p text:style-name="P22"/>
      <text:p text:style-name="P24">[OLIVIER: can yo comment more here?]</text:p>
      <text:p text:style-name="P22"/>
      <text:p text:style-name="P32"><text:span text:style-name="T2">Question</text:span>. <text:span text:style-name="T19">One aspect that is not clear to me is the choice of 12 genes out of 200 whose expressions were significantly different in at least one time point. Why 12 and not 20? Which kind of threshold has been used?</text:span></text:p>
      <text:p text:style-name="P13"><text:span text:style-name="T7">Answer. <text:s/></text:span>We rewrote the sub-section “Time-series microarray dataset” of section 2.1 to clarify this. <text:s/>Now, we explain that we do not include in the model the 200 transcripts because in the PID-NCI database we only found regulatory explanations to only 12 of them. <text:s/>That is, the rest of the genes were either absent in the database or not linked to the E-cadherin protein. <text:s/>We added the used thresholds in the text.</text:p>
      <text:p text:style-name="P13"/>
      <text:p text:style-name="P14">Review 4</text:p>
      <text:p text:style-name="P14"/>
      <text:p text:style-name="P14"><text:span text:style-name="T9">Question. </text:span><text:span text:style-name="T20">I would like to see more on the algorithmics behind the parameter estimation, is there any optimisation employed? What about efficiency? From the two rough paragraphs at page 8 I cannot get the enough details (and this seems to me the crucial point of the paper!)</text:span></text:p>
      <text:p text:style-name="P14"/>
      <text:p text:style-name="P10">[LOUIS : algorithme de parameter estimation]</text:p>
      <text:p text:style-name="P8"/>
      <text:p text:style-name="P15"><text:span text:style-name="T1">Question.</text:span> How the parameter estimation method relates to other developed methods for either stochastic models or qualitative boolean/petri net models? </text:p>
      <text:p text:style-name="P15"/>
      <text:p text:style-name="P44">[Louis/<text:span text:style-name="T25">Olivier:</text:span> difficult question]</text:p>
      <text:p text:style-name="P15"/>
      <text:p text:style-name="P14"><text:span text:style-name="T9">Question.</text:span><text:span text:style-name="T20"> Related work needs to be done with a better care. E.g., the work of de Jong etal. cited as [1] does not speak about parameter estimation. There is another paper by the group Batt etal. that involves parameter search (</text:span><text:a xlink:type="simple" xlink:href="http://arxiv.org/abs/1005.21070">http://arxiv.org/abs/1005.21070</text:a><text:span text:style-name="T20">) on the de Jong's framework. But since that is qualitative, I would suggest to cite more relevant stochastic parameter estimation done e.g. by Wolf et al.</text:span></text:p>
      <text:p text:style-name="P15"/>
      <text:h text:style-name="P42" text:outline-level="1"><text:soft-page-break/><text:span text:style-name="Strong_20_Emphasis"><text:span text:style-name="T23">[Louis/</text:span></text:span><text:span text:style-name="Strong_20_Emphasis"><text:span text:style-name="T21">Olivier:</text:span></text:span><text:span text:style-name="Strong_20_Emphasis"><text:span text:style-name="T23"> read paper by Mikeev et Wolf, Parameter estimation for stochastic hybrid models of biochemical reaction networks]</text:span></text:span></text:h>
      <text:p text:style-name="P15"><text:s/></text:p>
      <text:p text:style-name="Preformatted_20_Text"/>
      <text:p text:style-name="P32"><text:span text:style-name="T6">Question.</text:span> <text:span text:style-name="T12">I think the case study needs more discussion. Why the results for IL1_beta, DKK1 and TNF_alpha presented in Figure 8 do not fit well? Is there any reason for that? </text:span></text:p>
      <text:p text:style-name="P31">[LOUIS: simulation/can we investigate the network to answer this?]</text:p>
      <text:p text:style-name="P29">The other look like to be predicted quite well. Are there any chances to compute a sort of prediction error or to got some guarantees? </text:p>
      <text:p text:style-name="P31">[LOUIS: more simulations, it is in progress]</text:p>
      <text:p text:style-name="P29">This goes back to the procedure of parameter estimation which is not explained in sufficient detail.</text:p>
      <text:p text:style-name="P14"><text:span text:style-name="T9">Question.</text:span><text:span text:style-name="T20"> Inspite of the model is stochastic, I would be curious on having discussion on how this method relates to timed-automata based methods defined in the following works - </text:span><text:a xlink:type="simple" xlink:href="http://dl.acm.org/citation.cfm?id=2450965">http://dl.acm.org/citation.cfm?id=2450965</text:a><text:span text:style-name="T20">, </text:span><text:a xlink:type="simple" xlink:href="http://www-verimag.imag.fr/%7Emaler/Papers/timed-gene.pdf">http://www-verimag.imag.fr/~maler/Papers/timed-gene.pdf</text:a></text:p>
      <text:p text:style-name="P14"/>
      <text:p text:style-name="P33"><text:span text:style-name="T24">[LOUIS/</text:span><text:span text:style-name="T25">OLIVIER: read these papers]</text:span></text:p>
      <text:p text:style-name="P36"><text:span text:style-name="T8">Question.</text:span><text:span text:style-name="T27"> What do</text:span>es it mean the tool is "available upon request"? Why it is not available on-line?</text:p>
      <text:p text:style-name="P35"><text:span text:style-name="T10">Answer: </text:span><text:span text:style-name="T20">We are willing to distribute the software publicly. <text:s/>In fact, the software that converts an interaction graph in the PID-NCI XML format to the PH format, uses a library of a larger software that visualizes this type of PID-NCI interaction graphs with the Cytocaspe tool. <text:s/>That is, we have already built a Cytoscape plugin that reads PID-NCI XML files containing interaction graphs, and builds associated Cytoscape files so that the whole information can be visualized as a graph in Cytoscape. <text:s/>Moreover we have implemented subgraphs algorithms to extract subgraphs from the whole PID-NCI <text:s/>from gene-expression data. <text:s/>To these existing functionalities, we have added with this work the possibility to build a PH model. <text:s/>Since we are working on a publication of this Cytoscape plugin, we prefer not to distribute the sources publicly.</text:span></text:p>
      <text:p text:style-name="P37"><text:span text:style-name="T1">Question. </text:span><text:s/>In Table 1 “description” in the right-most column need to be both horizontally and vertically aligned</text:p>
      <text:p text:style-name="P38">[LOUIS]</text:p>
      <text:p text:style-name="P37"><text:span text:style-name="T1">Question.</text:span> pp. 3 - figure 1 needs to be improved for the final version</text:p>
      <text:p text:style-name="P38">[LOUIS: how it needs to be improved? For me looks fine]</text:p>
      <text:p text:style-name="P22"><text:span text:style-name="T2">Question</text:span><text:span text:style-name="T1">.</text:span> <text:span text:style-name="T12">pp4 - figure 2 does not tell anything but a large network, is that needed to be dislayed here? what about some block-oriented scheme of the interacting pathways?</text:span></text:p>
      <text:p text:style-name="P18"><text:soft-page-break/></text:p>
      <text:p text:style-name="P28">[CARITO: agreed, will try to fix it]</text:p>
      <text:p text:style-name="P18"/>
      <text:p text:style-name="P32"><text:span text:style-name="T2">Question.</text:span> <text:span text:style-name="T12">pp. 5 - figure 3 can contain the axis labeled directly in the figure</text:span></text:p>
      <text:p text:style-name="P34">[LOUIS]</text:p>
      <text:p text:style-name="P33"/>
      <text:p text:style-name="P33"/>
      <text:p text:style-name="P33">Review 6</text:p>
      <text:p text:style-name="P39"><text:span text:style-name="T2">Question.</text:span> <text:span text:style-name="T12">It is necessary to have a formal definition of the algorithm translating RSTC into HP as well as its computational complexity analysis and more formal efficiency assessment. In case the algorithm was introduced earlier, proper citation is needed.</text:span></text:p>
      <text:p text:style-name="P23">[LOUIS]</text:p>
      <text:p text:style-name="P25"/>
      <text:p text:style-name="P25"><text:span text:style-name="T2">Question.</text:span> <text:span text:style-name="T12">Another clarification needed: do we apply rules in HP in a maximal parallel manner (i.e., everything that is applicable should be applied at one step), or sequentially? Also, how do we adjust an HP simulation time unit with the real-world time unit? Also, what is the computational complexity for the HP simulating algorithm?</text:span></text:p>
      <text:p text:style-name="P25"/>
      <text:p text:style-name="P23">[LOUIS/<text:span text:style-name="T25">OLIVIER</text:span>: add asynchronous terms in the description of the method]</text:p>
      <text:p text:style-name="P25"/>
      <text:p text:style-name="P19"><text:span text:style-name="T1">Question.</text:span> Also, it would be nice to compare performance and accuracy of the proposed HP-based modelling technique with some classic modelling frameworks. Is HP modeling "better" than, for instance, Boolean networks?</text:p>
      <text:p text:style-name="P19"/>
      <text:p text:style-name="P23">[LOUIS/<text:span text:style-name="T25">OLIVIER</text:span>: How can PH compares with GenSym]</text:p>
      <text:p text:style-name="P25"/>
      <text:p text:style-name="P30"><text:span text:style-name="T1">Question</text:span>. Also, it would be beneficial to have some additional case study.</text:p>
      <text:p text:style-name="P39"><text:span text:style-name="T2">Answer. </text:span>This would be a good idea, but it is out of the scope of this paper. <text:s/>A new case-study will demand to obtain new data, treat the data, and build the network. <text:s/>These steps, plus the analysis of the results, will take at least 1 month of work, and we have decided to address all of the comments, except this one, of the 6 reviewers instead. </text:p>
      <text:p text:style-name="P41">Question. Minor remarks</text:p>
      <text:p text:style-name="P37">- multiple times in the paper we have "static methods". Is that correct term?</text:p>
      <text:p text:style-name="P38">[LOUIS/<text:span text:style-name="T25">OLIVIER</text:span>: I corrected these words in the introduction (3rd paragraph, red text), do you agree with it?]</text:p>
      <text:p text:style-name="P37">- In Figure 1, page 3: r and sa should be mentioned in the legend</text:p>
      <text:p text:style-name="P34"><text:soft-page-break/>[LOUIS]</text:p>
      <text:p text:style-name="P37">- Page 3, Definition 1: How layers are defined in RSTC?</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ito Guziolowski</meta:initial-creator>
    <meta:creation-date>2015-07-29T11:52:55</meta:creation-date>
    <dc:date>2015-07-31T15:21:09</dc:date>
    <dc:creator>Carito Guziolowski</dc:creator>
    <meta:editing-duration>PT3H25M2S</meta:editing-duration>
    <meta:editing-cycles>44</meta:editing-cycles>
    <meta:generator>LibreOffice/3.5$Linux_X86_64 LibreOffice_project/350m1$Build-2</meta:generator>
    <meta:document-statistic meta:table-count="0" meta:image-count="0" meta:object-count="0" meta:page-count="6" meta:paragraph-count="71" meta:word-count="1941" meta:character-count="12189" meta:non-whitespace-character-count="10275"/>
  </office:meta>
</office:document-meta>
</file>